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style:text-underline-mode="continuous" style:text-underline-type="single" style:text-underline-style="solid" style:text-underline-width="normal" fo:font-family="'Abyssinica SIL'" style:font-family-asian="'Abyssinica SIL'" style:font-family-complex="'Abyssinica SIL'" fo:background-color="transparent" style:use-window-font-color="true"/>
    </style:style>
    <style:style style:name="T2" style:family="text">
      <style:text-properties fo:font-size="15.00pt" fo:font-weight="normal" fo:font-family="'Abyssinica SIL'" style:font-family-asian="'Abyssinica SIL'" style:font-family-complex="'Abyssinica SIL'" fo:background-color="transparent" style:use-window-font-color="true"/>
    </style:style>
    <style:style style:name="T3" style:family="text">
      <style:text-properties fo:font-size="15.00pt" fo:font-weight="bold" fo:font-family="'Abyssinica SIL'" style:font-family-asian="'Abyssinica SIL'" style:font-family-complex="'Abyssinica SIL'" fo:background-color="transparent" style:use-window-font-color="true"/>
    </style:style>
    <style:style style:name="T4" style:family="text">
      <style:text-properties fo:font-size="15.00pt" fo:font-weight="normal" fo:font-family="'Abyssinica SIL'" style:font-family-asian="'Abyssinica SIL'" style:font-family-complex="'Abyssinica SIL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5.00pt" fo:font-weight="normal" fo:font-family="'Abyssinica SIL'" style:font-family-asian="'Abyssinica SIL'" style:font-family-complex="'Abyssinica SIL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4.15pt"/>
    </style:style>
    <style:style style:name="P2" style:family="paragraph">
      <style:paragraph-properties fo:line-height="100.00%" fo:text-align="left" fo:margin-bottom="7.00pt"/>
    </style:style>
    <style:style style:name="P3" style:family="paragraph">
      <style:paragraph-properties fo:line-height="100.00%" fo:text-align="left" fo:margin-bottom="7.0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Java Assignment</text:span><text:span text:style-name="T2"><text:s/></text:span></text:p>
      <text:p text:style-name="P2"><text:span text:style-name="T2">Question:- Create one Doctors appointment form by Entering patients details like Name,Age, DOB, Blood Group,Address,Mobile Number,Email,Date of Appointment and upload<text:s/></text:span><text:span text:style-name="T3">patient reports in PDF format.</text:span></text:p>
      <text:p text:style-name="P3"><text:span text:style-name="T4">The PDF file should be stored in folder in Server/Local System.(You decide the path structure) </text:span></text:p>
      <text:p text:style-name="P3"><text:span text:style-name="T4">And you have to store the proper folder structure path in database.(This is Patient appointment availability form).</text:span></text:p>
      <text:p text:style-name="P3"><text:span text:style-name="T4">Please make sure that UI should be attractive and easy to use.</text:span></text:p>
      <text:p text:style-name="P3"><text:span text:style-name="T4">Insert these details in Mysql with proper database structure and table formet. </text:span></text:p>
      <text:p text:style-name="P3"><text:span text:style-name="T4">If the doctor is available on the requested date then the confirmation mail should receive by the patient by the Doctor.</text:span></text:p>
      <text:p text:style-name="P3"><text:span text:style-name="T5"/></text:p>
      <text:p text:style-name="P3"><text:span text:style-name="T6">All the Best for your Test,</text:span></text:p>
      <text:p text:style-name="P3"><text:span text:style-name="T6"/></text:p>
      <text:p text:style-name="P3"><text:span text:style-name="T6"/></text:p>
      <text:p text:style-name="P3"><text:span text:style-name="T6">Thanks &amp; Regards,</text:span></text:p>
      <text:p text:style-name="P3"><text:span text:style-name="T6">Manasi,</text:span></text:p>
      <text:p text:style-name="P3"><text:span text:style-name="T6">HR Executive</text:span></text:p>
      <text:p text:style-name="P3"><text:span text:style-name="T6">Abhinav IT Solutions.</text:span></text:p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